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Garuda" officeooo:rsid="000cba8e" officeooo:paragraph-rsid="000cba8e"/>
    </style:style>
    <style:style style:name="P2" style:family="paragraph" style:parent-style-name="Preformatted_20_Text">
      <style:paragraph-properties fo:text-align="justify" style:justify-single-word="false"/>
      <style:text-properties style:font-name="Garuda" fo:font-size="13pt" officeooo:rsid="000cba8e" officeooo:paragraph-rsid="000cba8e" style:font-size-asian="13pt" style:font-size-complex="13pt"/>
    </style:style>
    <style:style style:name="P3" style:family="paragraph" style:parent-style-name="Preformatted_20_Text">
      <style:text-properties fo:color="#ff3300" style:font-name="Garuda" fo:font-size="28pt" officeooo:rsid="000cba8e" officeooo:paragraph-rsid="000cba8e" style:font-size-asian="28pt" style:font-size-complex="2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ws Aggregator</text:p>
      <text:p text:style-name="P1"/>
      <text:p text:style-name="P2">This is a news-aggregator website in django. The user can check this website and find the news articles from their favourite news feeds. Each article will come in order of their time and date, and anyone can access the original site of the news, after reading the small description about the news, by clicking the 'View Details' button. Here, I've added two news feeds from the website of Times Of India. The admin can add the url to the feed in the 'Feed' part of the site and get news articles related to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0:19:30.493685914</dc:date>
    <meta:editing-duration>PT1M50S</meta:editing-duration>
    <meta:editing-cycles>1</meta:editing-cycles>
    <meta:document-statistic meta:table-count="0" meta:image-count="0" meta:object-count="0" meta:page-count="1" meta:paragraph-count="2" meta:word-count="96" meta:character-count="527" meta:non-whitespace-character-count="433"/>
    <meta:generator>LibreOffice/5.1.6.2$Linux_X86_64 LibreOffice_project/10m0$Build-2</meta:generator>
  </office:meta>
</office:document-meta>
</file>